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harp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harp.setPureJava( boolean pureJav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harp.createResourceParameter( NetCommand command , Dotnet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harp.setSecureScoping( boolean secureSco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harp.JShar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harp.getReference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harp.addCompilerSpecificOptions( NetCommand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harp.setBaseAddress( String bas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harp.getFil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